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_20__28_var_29_"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21cm"/>
    </style:style>
    <style:style style:name="gr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0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68cm"/>
    </style:style>
    <style:style style:name="gr10" style:family="graphic" style:parent-style-name="standard">
      <style:graphic-properties draw:stroke="none" svg:stroke-color="#000000" draw:fill="none" draw:fill-color="#ffffff" fo:min-height="0.6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66cc" fo:font-size="16pt" style:font-size-asian="16pt" style:font-size-complex="16pt"/>
    </style:style>
    <style:style style:name="T1" style:family="text">
      <style:text-properties fo:color="#0066cc" fo:font-size="16pt" style:font-size-asian="16pt" style:font-size-complex="16pt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6cm" svg:y1="1.762cm" svg:x2="2.074cm" svg:y2="18.78cm">
          <text:p/>
        </draw:line>
        <draw:line draw:style-name="gr1" draw:text-style-name="P1" draw:layer="layout" svg:x1="18.188cm" svg:y1="2.143cm" svg:x2="18.306cm" svg:y2="19.161cm">
          <text:p/>
        </draw:line>
        <draw:line draw:style-name="gr1" draw:text-style-name="P1" draw:layer="layout" svg:x1="7.406cm" svg:y1="1.889cm" svg:x2="7.524cm" svg:y2="18.907cm">
          <text:p/>
        </draw:line>
        <draw:line draw:style-name="gr1" draw:text-style-name="P1" draw:layer="layout" svg:x1="12.738cm" svg:y1="1.889cm" svg:x2="12.856cm" svg:y2="18.907cm">
          <text:p/>
        </draw:line>
        <draw:rect draw:style-name="gr2" draw:text-style-name="P1" draw:layer="layout" svg:width="3.791cm" svg:height="4.445cm" svg:x="1.127cm" svg:y="19.034cm">
          <text:p text:style-name="P1">Sensors&amp;</text:p>
          <text:p text:style-name="P1">Devices</text:p>
          <text:p text:style-name="P1">Connected to </text:p>
          <text:p text:style-name="P1">Gateway </text:p>
          <text:p text:style-name="P1">Replica</text:p>
        </draw:rect>
        <draw:rect draw:style-name="gr2" draw:text-style-name="P1" draw:layer="layout" svg:width="3.683cm" svg:height="3.048cm" svg:x="15.097cm" svg:y="19.288cm">
          <text:p text:style-name="P1">Sensors&amp;</text:p>
          <text:p text:style-name="P1">Devices</text:p>
          <text:p text:style-name="P1">Connected to </text:p>
          <text:p text:style-name="P1">Gateway </text:p>
        </draw:rect>
        <draw:rect draw:style-name="gr2" draw:text-style-name="P1" draw:layer="layout" svg:width="3.554cm" svg:height="1.778cm" svg:x="6.103cm" svg:y="19.161cm">
          <text:p text:style-name="P1">Gateway</text:p>
        </draw:rect>
        <draw:rect draw:style-name="gr2" draw:text-style-name="P1" draw:layer="layout" svg:width="3.554cm" svg:height="1.778cm" svg:x="10.961cm" svg:y="19.161cm">
          <text:p text:style-name="P1">Gateway</text:p>
          <text:p text:style-name="P1">Replica</text:p>
        </draw:rect>
        <draw:line draw:style-name="gr3" draw:text-style-name="P1" draw:layer="layout" svg:x1="12.738cm" svg:y1="2.524cm" svg:x2="1.838cm" svg:y2="3.921cm">
          <text:p text:style-name="P1"/>
          <text:p text:style-name="P1"/>
        </draw:line>
        <draw:frame draw:style-name="gr4" draw:text-style-name="P1" draw:layer="layout" svg:width="4.826cm" svg:height="1.673cm" svg:x="2.778cm" svg:y="2.375cm">
          <draw:text-box>
            <text:p text:style-name="P1">Communicate</text:p>
          </draw:text-box>
        </draw:frame>
        <draw:line draw:style-name="gr3" draw:text-style-name="P1" draw:layer="layout" svg:x1="18.187cm" svg:y1="3.286cm" svg:x2="7.406cm" svg:y2="4.683cm">
          <text:p text:style-name="P1"/>
          <text:p text:style-name="P1"/>
        </draw:line>
        <draw:frame draw:style-name="gr5" draw:text-style-name="P1" draw:layer="layout" svg:width="4.891cm" svg:height="1.673cm" svg:x="13cm" svg:y="2.705cm">
          <draw:text-box>
            <text:p text:style-name="P1">Communicate</text:p>
          </draw:text-box>
        </draw:frame>
        <draw:line draw:style-name="gr6" draw:text-style-name="P1" draw:layer="layout" svg:x1="7.406cm" svg:y1="5.191cm" svg:x2="12.737cm" svg:y2="6.207cm">
          <text:p text:style-name="P1">Heart Beats</text:p>
          <text:p text:style-name="P1"/>
        </draw:line>
        <draw:line draw:style-name="gr7" draw:text-style-name="P1" draw:layer="layout" svg:x1="12.737cm" svg:y1="6.334cm" svg:x2="7.406cm" svg:y2="7.604cm">
          <text:p/>
        </draw:line>
        <draw:frame draw:style-name="gr8" draw:layer="layout" svg:width="4.668cm" svg:height="1.673cm" svg:x="7.762cm" svg:y="6.08cm">
          <draw:text-box>
            <text:p>Heart Beats</text:p>
          </draw:text-box>
        </draw:frame>
        <draw:line draw:style-name="gr6" draw:text-style-name="P1" draw:layer="layout" svg:x1="7.524cm" svg:y1="8.874cm" svg:x2="1.956cm" svg:y2="10.525cm">
          <text:p text:style-name="P1"/>
          <text:p text:style-name="P1"/>
        </draw:line>
        <draw:frame draw:style-name="gr9" draw:text-style-name="P1" draw:layer="layout" svg:width="3.903cm" svg:height="1.673cm" svg:x="2.685cm" svg:y="8.493cm">
          <draw:text-box>
            <text:p text:style-name="P1">BroadCast</text:p>
          </draw:text-box>
        </draw:frame>
        <draw:frame draw:style-name="gr10" draw:text-style-name="P2" draw:layer="layout" svg:width="7.819cm" svg:height="0.882cm" svg:x="7.288cm" svg:y="7.604cm">
          <draw:text-box>
            <text:p text:style-name="P2"><text:span text:style-name="T1">HeartBeat_every 3s</text:span></text:p>
          </draw:text-box>
        </draw:frame>
        <draw:frame draw:style-name="gr11" draw:layer="layout" svg:width="5.009cm" svg:height="3.095cm" svg:x="7.373cm" svg:y="9.128cm">
          <draw:text-box>
            <text:p><text:span text:style-name="T2">Replica crashes</text:span></text:p>
            <text:p><text:span text:style-name="T2">Communicate with Gateway</text:span> </text:p>
          </draw:text-box>
        </draw:frame>
        <draw:line draw:style-name="gr3" draw:text-style-name="P1" draw:layer="layout" svg:x1="7.406cm" svg:y1="12.557cm" svg:x2="1.956cm" svg:y2="11.033cm">
          <text:p text:style-name="P1"/>
          <text:p text:style-name="P1"/>
        </draw:line>
        <draw:frame draw:style-name="gr5" draw:text-style-name="P1" draw:layer="layout" svg:width="4.556cm" svg:height="1.673cm" svg:x="3.048cm" svg:y="10.652cm">
          <draw:text-box>
            <text:p text:style-name="P1">Communicate</text:p>
          </draw:text-box>
        </draw:frame>
        <draw:line draw:style-name="gr6" draw:text-style-name="P1" draw:layer="layout" svg:x1="12.856cm" svg:y1="12.811cm" svg:x2="18.306cm" svg:y2="14.335cm">
          <text:p text:style-name="P1">BroadCast</text:p>
          <text:p text:style-name="P1"/>
        </draw:line>
        <draw:line draw:style-name="gr3" draw:text-style-name="P1" draw:layer="layout" svg:x1="18.188cm" svg:y1="14.716cm" svg:x2="12.738cm" svg:y2="16.621cm">
          <text:p text:style-name="P1"/>
          <text:p text:style-name="P1"/>
        </draw:line>
        <draw:frame draw:style-name="gr5" draw:text-style-name="P1" draw:layer="layout" svg:width="4.502cm" svg:height="1.673cm" svg:x="13.7cm" svg:y="15.732cm">
          <draw:text-box>
            <text:p text:style-name="P1">Communicate</text:p>
          </draw:text-box>
        </draw:frame>
        <draw:frame draw:style-name="gr12" draw:layer="layout" svg:width="5.009cm" svg:height="3.095cm" svg:x="7.525cm" svg:y="13.475cm">
          <draw:text-box>
            <text:p><text:span text:style-name="T2">Gateway crashes</text:span></text:p>
            <text:p><text:span text:style-name="T2">Communicate with Replica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5-06T08:04:11</meta:creation-date>
    <dc:date>2015-05-06T08:30:13</dc:date>
    <dc:creator>Ashraf Ali Shaik</dc:creator>
    <meta:editing-duration>PT26M2S</meta:editing-duration>
    <meta:editing-cycles>3</meta:editing-cycles>
    <meta:generator>OpenOffice/4.1.1$Unix OpenOffice.org_project/411m6$Build-9775</meta:generator>
    <meta:document-statistic meta:object-count="25"/>
  </office:meta>
</office:document-meta>
</file>